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43c" officeooo:paragraph-rsid="001e543c"/>
    </style:style>
    <style:style style:name="P2" style:family="paragraph" style:parent-style-name="Text_20_body">
      <style:text-properties officeooo:rsid="001e543c" officeooo:paragraph-rsid="001e543c"/>
    </style:style>
    <style:style style:name="P3" style:family="paragraph" style:parent-style-name="Standard">
      <style:text-properties officeooo:paragraph-rsid="001e543c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T1" style:family="text">
      <style:text-properties officeooo:rsid="001e543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ocker Run time security<text:line-break/><text:line-break/><text:line-break/><text:line-break/></text:span>Steps to Integrate AppArmor into a Nginx Container Image</text:p>
      <text:list xml:id="list585234098" text:style-name="L1">
        <text:list-item>
          <text:p text:style-name="P4"><text:span text:style-name="Strong_20_Emphasis">Understand AppArmor</text:span>: AppArmor is a Linux kernel security module that confines programs to a limited set of resources. It uses profiles loaded into the kernel to enforce security policies.</text:p>
        </text:list-item>
      </text:list>
      <text:p text:style-name="P2"><text:span text:style-name="Strong_20_Emphasis">Create an AppArmor Profile</text:span>:</text:p>
      <text:list xml:id="list3974316400" text:style-name="L2">
        <text:list-item>
          <text:p text:style-name="P5">Start by creating an AppArmor profile specifically for Nginx. This profile will define what resources and capabilities Nginx can access.</text:p>
        </text:list-item>
        <text:list-item>
          <text:p text:style-name="P5">Here is an example of a basic AppArmor profile for Nginx (<text:span text:style-name="Source_20_Text">nginx.apparmor</text:span>):</text:p>
        </text:list-item>
      </text:list>
      <text:p text:style-name="P1"># Default profile for nginx</text:p>
      <text:p text:style-name="P1">profile nginx /usr/sbin/nginx {</text:p>
      <text:p text:style-name="P1"><text:s text:c="2"/># Allow read access to common libraries</text:p>
      <text:p text:style-name="P1"><text:s text:c="2"/># (Example: adjust based on your Nginx configuration)</text:p>
      <text:p text:style-name="P1"><text:s text:c="2"/>/usr/lib/** r,</text:p>
      <text:p text:style-name="P1"><text:s text:c="2"/>/usr/sbin/nginx r,</text:p>
      <text:p text:style-name="P1"/>
      <text:p text:style-name="P1"><text:s text:c="2"/># Allow write access to logs and temporary files</text:p>
      <text:p text:style-name="P1"><text:s text:c="2"/>/var/log/nginx/** rw,</text:p>
      <text:p text:style-name="P1"><text:s text:c="2"/>/var/cache/nginx/** rw,</text:p>
      <text:p text:style-name="P1"><text:s text:c="2"/>/var/run/nginx.pid rw,</text:p>
      <text:p text:style-name="P1"><text:s text:c="2"/>/run/nginx.pid rw,</text:p>
      <text:p text:style-name="P1"/>
      <text:p text:style-name="P1"><text:s text:c="2"/># Allow network access if Nginx serves web traffic</text:p>
      <text:p text:style-name="P1"><text:s text:c="2"/>network inet,</text:p>
      <text:p text:style-name="P1"><text:s text:c="2"/>network inet6,</text:p>
      <text:p text:style-name="P1"/>
      <text:p text:style-name="P1"><text:s text:c="2"/># Allow access to necessary capabilities</text:p>
      <text:p text:style-name="P1"><text:s text:c="2"/>capability setgid,</text:p>
      <text:p text:style-name="P1"><text:s text:c="2"/>capability setuid,</text:p>
      <text:p text:style-name="P1"/>
      <text:p text:style-name="P1"><text:s text:c="2"/># Allow access to necessary devices (if applicable)</text:p>
      <text:p text:style-name="P1"><text:s text:c="2"/>/dev/log rw,</text:p>
      <text:p text:style-name="P1"><text:s text:c="2"/>/dev/null rw,</text:p>
      <text:p text:style-name="P1"/>
      <text:p text:style-name="P1"><text:s text:c="2"/># Deny everything else by default</text:p>
      <text:p text:style-name="P1"><text:s text:c="2"/>deny,</text:p>
      <text:p text:style-name="P1"/>
      <text:p text:style-name="P1"><text:s text:c="2"/># Include other AppArmor abstractions if needed</text:p>
      <text:p text:style-name="P1"><text:s text:c="2"/># (e.g., to allow read access to other system resources)</text:p>
      <text:p text:style-name="P1"><text:s text:c="2"/>#include &lt;abstractions/base&gt;</text:p>
      <text:p text:style-name="P3"><text:span text:style-name="T1">}<text:line-break/><text:line-break/></text:span><text:span text:style-name="Strong_20_Emphasis">Build or Modify Nginx Dockerfile</text:span>:</text:p>
      <text:list xml:id="list904911501" text:style-name="L3">
        <text:list-item>
          <text:p text:style-name="P7">If you are building your own Nginx Docker image, you can include instructions to add your custom AppArmor profile (<text:span text:style-name="Source_20_Text">nginx.apparmor</text:span>) to the image.</text:p>
        </text:list-item>
        <text:list-item>
          <text:p text:style-name="P6"/>
        </text:list-item>
      </text:list>
      <text:p text:style-name="P1"><text:soft-page-break/>Example Dockerfile snippet:</text:p>
      <text:p text:style-name="P1">FROM nginx:latest</text:p>
      <text:p text:style-name="P1"/>
      <text:p text:style-name="P1"># Copy the AppArmor profile into the container</text:p>
      <text:p text:style-name="P1">COPY nginx.apparmor /etc/apparmor.d/nginx</text:p>
      <text:p text:style-name="P1"/>
      <text:p text:style-name="P1"># Set AppArmor profile to enforce mode</text:p>
      <text:p text:style-name="P1">RUN ln -s /etc/apparmor.d/nginx /etc/apparmor.d/disable/</text:p>
      <text:p text:style-name="P1">RUN apparmor_parser -r /etc/apparmor.d/nginx</text:p>
      <text:p text:style-name="P1"/>
      <text:p text:style-name="P1"># Start Nginx</text:p>
      <text:p text:style-name="P3"><text:span text:style-name="T1">CMD ["nginx", "-g", "daemon off;"]<text:line-break/><text:line-break/></text:span><text:span text:style-name="Strong_20_Emphasis">Run the Docker Container with AppArmor</text:span>:</text:p>
      <text:list xml:id="list187886794" text:style-name="L4">
        <text:list-item>
          <text:p text:style-name="P9">When running the Nginx container, ensure that AppArmor is enabled and enforcing on your Docker host.</text:p>
        </text:list-item>
        <text:list-item>
          <text:p text:style-name="P8">Start the container with the <text:span text:style-name="Source_20_Text">--security-opt</text:span> flag to specify the AppArmor profile:</text:p>
        </text:list-item>
      </text:list>
      <text:p text:style-name="P3"><text:span text:style-name="T1">docker run --rm -d --name mynginx --security-opt apparmor=nginx nginx:latest<text:line-break/><text:line-break/></text:span><text:span text:style-name="Strong_20_Emphasis">Verify AppArmor Integration</text:span>:</text:p>
      <text:list xml:id="list1473547455" text:style-name="L5">
        <text:list-item>
          <text:p text:style-name="P10">Check the Docker container logs or use <text:span text:style-name="Source_20_Text">docker inspect</text:span> to verify that the AppArmor profile (<text:span text:style-name="Source_20_Text">nginx</text:span>) is applied and enforcing.By following these steps, you can integrate AppArmor into your base Nginx image container to enhance security by confining Nginx’s access to system resources.</text:p>
        </text:list-item>
      </text:list>
      <text:p text:style-name="Text_20_body"/>
      <text:p text:style-name="P2">By following these steps, you can integrate AppArmor into your base Nginx image container to enhance security by confining Nginx’s access to system resource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05:44:53.683491424</meta:creation-date>
    <dc:date>2024-07-16T06:19:55.105563887</dc:date>
    <meta:editing-duration>PT24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378" meta:character-count="2538" meta:non-whitespace-character-count="2166"/>
  </office:meta>
</office:document-meta>
</file>